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style:text-outline="false" style:text-line-through-style="none" style:font-name="Liberation Sans1" fo:font-size="10pt" fo:font-style="normal" fo:text-shadow="none" style:text-underline-style="none" fo:font-weight="normal"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overline-style="none" style:text-overline-color="font-color"/>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list-style-name="L4">
      <style:text-properties fo:font-weight="normal" style:font-weight-asian="normal" style:font-weight-complex="normal"/>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7"/>
    <style:style style:name="P12" style:family="paragraph" style:parent-style-name="Standard" style:list-style-name="L8"/>
    <style:style style:name="P13" style:family="paragraph" style:parent-style-name="Standard">
      <style:text-properties style:text-line-through-style="solid"/>
    </style:style>
    <style:style style:name="P14" style:family="paragraph">
      <style:paragraph-properties fo:margin-left="0in" fo:margin-right="0in" fo:margin-top="0in" fo:margin-bottom="0in" fo:line-height="100%" fo:text-indent="0in"/>
    </style:style>
    <style:style style:name="P15"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Zen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Zen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3pt" fo:font-style="normal" fo:text-shadow="none" style:text-underline-style="none" fo:font-weight="normal" style:letter-kerning="true" style:font-name-asian="WenQuanYi Zen Hei"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Zen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WenQuanYi Zen Hei"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291in" fo:min-width="6.2992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950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00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lossary</text:p>
      <text:p text:style-name="Standard">M: metadata server </text:p>
      <text:p text:style-name="Standard">C: client</text:p>
      <text:p text:style-name="P4"/>
      <text:p text:style-name="Standard"><text:line-break/><text:span text:style-name="T1">GFS</text:span></text:p>
      <text:p text:style-name="P1">The metadata server is charge of chunk migration.</text:p>
      <text:p text:style-name="P1"/>
      <text:p text:style-name="P1"><draw:g text:anchor-type="paragraph" draw:z-index="2" draw:style-name="gr2"><draw:custom-shape draw:style-name="gr3" draw:text-style-name="P17" svg:width="0.513in" svg:height="0.4724in" svg:x="2.6323in" svg:y="0.0028in"><text:p text:style-name="P16"><text:span text:style-name="T3">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7" svg:width="0.9843in" svg:height="0.6303in" svg:x="1.5307in" svg:y="0.6717in"><text:p text:style-name="P16"><text:span text:style-name="T3">chunksever0</text:span></text:p><draw:enhanced-geometry svg:viewBox="0 0 21600 21600" draw:type="rectangle" draw:enhanced-path="M 0 0 L 21600 0 21600 21600 0 21600 0 0 Z N"/></draw:custom-shape><draw:custom-shape draw:style-name="gr7" draw:text-style-name="P17" xml:id="id1" draw:id="id1" svg:width="0.5906in" svg:height="0.1976in" svg:x="1.7669in" svg:y="0.9472in"><text:p text:style-name="P16"><text:span text:style-name="T3">chunk0</text:span></text:p><draw:enhanced-geometry svg:viewBox="0 0 21600 21600" draw:type="rectangle" draw:enhanced-path="M 0 0 L 21600 0 21600 21600 0 21600 0 0 Z N"/></draw:custom-shape><draw:custom-shape draw:style-name="gr6" draw:text-style-name="P17" xml:id="id2" draw:id="id2" svg:width="0.9843in" svg:height="0.6303in" svg:x="3.0661in" svg:y="0.6717in"><text:p text:style-name="P16"><text:span text:style-name="T3">chunksever1</text:span></text:p><draw:enhanced-geometry svg:viewBox="0 0 21600 21600" draw:type="rectangle" draw:enhanced-path="M 0 0 L 21600 0 21600 21600 0 21600 0 0 Z N"/></draw:custom-shape><draw:connector draw:style-name="gr8" draw:text-style-name="P19" draw:type="curve" svg:x1="2.3571in" svg:y1="1.0457in" svg:x2="3.0661in" svg:y2="0.9862in" draw:start-shape="id1" draw:start-glue-point="1" draw:end-shape="id2" draw:end-glue-point="3" svg:d="m5987 2656c1349 0 449-151 1801-151" svg:viewBox="0 0 1803 153"><text:p/></draw:connector><draw:custom-shape draw:style-name="gr4" draw:text-style-name="P17" svg:width="0.5543in" svg:height="0.2925in" svg:x="2.4807in" svg:y="2.178in"><text:p text:style-name="P16"><text:span text:style-name="T3">C0</text:span></text:p><draw:enhanced-geometry svg:viewBox="0 0 21600 21600" draw:type="rectangle" draw:enhanced-path="M 0 0 L 21600 0 21600 21600 0 21600 0 0 Z N"/></draw:custom-shape><draw:custom-shape draw:style-name="gr6" draw:text-style-name="P17" svg:width="0.9843in" svg:height="0.6303in" svg:x="3.0343in" svg:y="1.4417in"><text:p text:style-name="P16"><text:span text:style-name="T3">chunksever3</text:span></text:p><draw:enhanced-geometry svg:viewBox="0 0 21600 21600" draw:mirror-vertical="false" draw:mirror-horizontal="false" draw:type="rectangle" draw:enhanced-path="M 0 0 L 21600 0 21600 21600 0 21600 0 0 Z N"/></draw:custom-shape><draw:custom-shape draw:style-name="gr6" draw:text-style-name="P17" svg:width="0.9843in" svg:height="0.6303in" svg:x="1.5445in" svg:y="1.411in"><text:p text:style-name="P16"><text:span text:style-name="T3">chunksever2</text:span></text:p><draw:enhanced-geometry svg:viewBox="0 0 21600 21600" draw:type="rectangle" draw:enhanced-path="M 0 0 L 21600 0 21600 21600 0 21600 0 0 Z N"/></draw:custom-shape><draw:custom-shape draw:style-name="gr7" draw:text-style-name="P17" svg:width="0.5906in" svg:height="0.1976in" svg:x="3.2035in" svg:y="1.7382in"><text:p text:style-name="P16"><text:span text:style-name="T3">chunk0</text:span></text:p><draw:enhanced-geometry svg:viewBox="0 0 21600 21600" draw:type="rectangle" draw:enhanced-path="M 0 0 L 21600 0 21600 21600 0 21600 0 0 Z N"/></draw:custom-shape><draw:custom-shape draw:style-name="gr7" draw:text-style-name="P17" svg:width="0.5913in" svg:height="0.1969in" svg:x="1.7453in" svg:y="1.6764in"><text:p text:style-name="P16"><text:span text:style-name="T3">chunk0</text:span></text:p><draw:enhanced-geometry svg:viewBox="0 0 21600 21600" draw:type="rectangle" draw:enhanced-path="M 0 0 L 21600 0 21600 21600 0 21600 0 0 Z N"/></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hunk migration protocol:</text:p>
      <text:list xml:id="list8723731851" text:style-name="L1">
        <text:list-item>
          <text:p text:style-name="P5">The metadata server ask chunkserver1 to copy chunk0 to chunkserver0.</text:p>
        </text:list-item>
        <text:list-item>
          <text:p text:style-name="P5">Chunkserver1 copies chunk0 from chunkserver0.</text:p>
        </text:list-item>
        <text:list-item>
          <text:p text:style-name="P5">Chunkserver1 finishes the coping.</text:p>
        </text:list-item>
        <text:list-item>
          <text:p text:style-name="P5">Chunkserver1 tells M that the copy is finished.</text:p>
        </text:list-item>
        <text:list-item>
          <text:p text:style-name="P5">M tells chunkserver0 to discard chunk0.</text:p>
        </text:list-item>
      </text:list>
      <text:p text:style-name="P2"/>
      <text:p text:style-name="P1">The commit point is step-3. If a read is executed during the coping, C0's read can go to chunkserver0. If C0's caches chunk0's locations, the read will fail after chunkserver0 discards chunk1. At this moment, C0 will contact M for the updated chunk1's locations. In the diagram, chunk1 is stored on chunkserver0, chunkserver2 and chunkserver3. For a write operation, if the write operation happens after step-3. The write will fail. If chunkserver0 chunk0's is primary replica, the write will fail at step-4. Otherwise, the write will fail at step-6. If the write happens before chunkserver0 discard chunk1, chunkserver1 will lost the write. To avoid this problem, there must be some log to store the writes sent to chunkserver0 during the copying. GFS does not do this. FDS and Piccolo does this.</text:p>
      <text:p text:style-name="P2"/>
      <text:p text:style-name="P2"/>
      <text:p text:style-name="P2">Bigtable</text:p>
      <text:p text:style-name="P2"/>
      <text:p text:style-name="P1">Tablet migration protocol:</text:p>
      <text:list xml:id="list811744255" text:style-name="L2">
        <text:list-header>
          <text:p text:style-name="P6"/>
        </text:list-header>
        <text:list-item>
          <text:p text:style-name="P6">M tells tablet-server0 stops serving client requests for tablet0. </text:p>
        </text:list-item>
        <text:list-item>
          <text:p text:style-name="P6">Tablet-server0 does a minor compaction and stops serving client requests for tablet0. Then it ACK to M.</text:p>
        </text:list-item>
        <text:list-item>
          <text:p text:style-name="P6">After receiving ACK, M changes the entry for the tablet0 and change entry entry's tablet server to tablet-server1.</text:p>
        </text:list-item>
        <text:list-item>
          <text:p text:style-name="P6">Tablet-server1 begins to serve client requests for tablet0.</text:p>
        </text:list-item>
      </text:list>
      <text:p text:style-name="P1"><text:soft-page-break/></text:p>
      <text:p text:style-name="P1">The commit point is step-3. There is some unavailability time for tablet0 since the paper says “(a tablet is unavailable for a short time, typically less than one second, when it is moved) ”. This time is between step-2 and step-3.</text:p>
      <text:p text:style-name="P2"/>
      <text:p text:style-name="P2">PNUTS</text:p>
      <text:p text:style-name="P2"/>
      <text:p text:style-name="P1">Tablet controller, routers, storage units and clients.</text:p>
      <text:p text:style-name="P1"/>
      <text:p text:style-name="P2">Spanner</text:p>
      <text:p text:style-name="P1"/>
      <text:p text:style-name="P1">zonemaster manage the following data:</text:p>
      <text:list xml:id="list1645577824" text:style-name="L3">
        <text:list-item>
          <text:p text:style-name="P7">dir-to-tablet mapping</text:p>
        </text:list-item>
        <text:list-item>
          <text:p text:style-name="P7">tablet-to-spanserver mapping</text:p>
        </text:list-item>
      </text:list>
      <text:p text:style-name="P1"/>
      <text:p text:style-name="P1">Location proxies keep a read-only of the above data.</text:p>
      <text:p text:style-name="P1"/>
      <text:p text:style-name="P1">Move dir2 from Group1 to Group2. Refer to Figure 3 in the spanner paper.</text:p>
      <text:p text:style-name="P1">zone1: spanserver11</text:p>
      <text:p text:style-name="P1">zone2: spanserver21, spannserver22</text:p>
      <text:p text:style-name="P1">zone3: spanserver21, spannserver32</text:p>
      <text:p text:style-name="P1">zone4: spanserver42</text:p>
      <text:p text:style-name="P1"/>
      <text:p text:style-name="P2"/>
      <text:list xml:id="list787398755" text:style-name="L4">
        <text:list-item>
          <text:p text:style-name="P8">Placement driver registers the fact that it is starting to move data. </text:p>
        </text:list-item>
        <text:list-item>
          <text:p text:style-name="P8">Spanservers begin to copy data. After the copying, they ack to placement driver.</text:p>
        </text:list-item>
        <text:list-item>
          <text:p text:style-name="P8">After receives all the ACKs, placement driver initialize a transaction (2PC is needed since two groups are involved) to commit the migration. All the 6 spannservers are involved. “A nominal mount of the data ” is transferred. This data includes the updates occurred after the coping.</text:p>
        </text:list-item>
        <text:list-item>
          <text:p text:style-name="P8">Placement driver tells all the involved zonemasters to change the dir-to-tablet mapping. </text:p>
        </text:list-item>
        <text:list-item>
          <text:p text:style-name="P8">Location proxes get a miss for the old spannservers and gets the updated mappings from zonemasters.</text:p>
        </text:list-item>
      </text:list>
      <text:p text:style-name="P1"/>
      <text:p text:style-name="P1">In step-2, a copy path exploring locality is: <text:s/>spanserver21 =&gt; spannserver22, spanserver21 =&gt; spanserver32 and spanserver11 =&gt; <text:s/>spanserver42. And the data being copied is Colossus data on spanservers. This step changes the data assignment on Colossus. Otherwise, no data needs to be copied. Bigtable does not copy data on GFS. The transaction commit point is the commit point for the migration protocol. Spanner's using its own transaction for its load balancing is smart.</text:p>
      <text:p text:style-name="P2"/>
      <text:p text:style-name="P2"/>
      <text:p text:style-name="P2">Piccolo</text:p>
      <text:p text:style-name="P2"/>
      <text:p text:style-name="P1">Consider migrating partition i from w_a to w_b. Phase one:</text:p>
      <text:list xml:id="list698311952" text:style-name="L5">
        <text:list-item>
          <text:p text:style-name="P9">The master sends messages M_1 to all workers indicating the new ownership of i.</text:p>
        </text:list-item>
        <text:list-item>
          <text:p text:style-name="P9">Upon receiving M_1, all workers flush their buffered operations for i to w_a and begin to send subsequent requests for i to w_b . </text:p>
        </text:list-item>
        <text:list-item>
          <text:p text:style-name="P9">Upon the receipt of M1 , w_a “pauses” updates to i, and begins to (a) forward requests received from other workers for i to w_b. w_a then (b) transfers the paused state for i to w_b . </text:p>
        </text:list-item>
        <text:list-item>
          <text:p text:style-name="P9">During this phase, worker w_b buffers all requests for i received from w_a or other workers but <text:soft-page-break/>does not yet handle them. </text:p>
        </text:list-item>
      </text:list>
      <text:p text:style-name="P1"/>
      <text:p text:style-name="P1">In step 2, w_a needs to ACK the buffered operations . (a) and (b) can execute in parallel.</text:p>
      <text:p text:style-name="P1"/>
      <text:p text:style-name="P1">Step-2, step-3 and step-4 executes in parallel. Phase two:</text:p>
      <text:p text:style-name="P1"/>
      <text:list xml:id="list249176194" text:style-name="L6">
        <text:list-item>
          <text:p text:style-name="P10">After the master has received acknowledgments from all workers that the first phase is complete, it sends M2 to w_a and w_b to complete migration. </text:p>
        </text:list-item>
        <text:list-item>
          <text:p text:style-name="P10">Upon receiving M2 , w_a flushes any pending operations destined for i to w_b and discards the paused state for partition i. </text:p>
        </text:list-item>
        <text:list-item>
          <text:p text:style-name="P10">w_b first handles buffered operations received from w_a in order and then resumes normal operation on partition i. </text:p>
        </text:list-item>
      </text:list>
      <text:p text:style-name="P1"/>
      <text:p text:style-name="P1">This protocol does not block any worker operations and no any tries are involved. The reason is that this protocol involves clients (Workers are also clients for other workers).</text:p>
      <text:p text:style-name="P2"/>
      <text:p text:style-name="P2"/>
      <text:p text:style-name="P2">Dynamo</text:p>
      <text:p text:style-name="Standard"/>
      <text:p text:style-name="Standard">Section 4.9 of the Dynamo paper specifies data migration. It is a peer-to-peer protocol. No central server is involved. Since the Dynamo provides eventual consistency, the handling of read or write operations during the migration is not important.</text:p>
      <text:p text:style-name="Standard"/>
      <text:p text:style-name="Standard"/>
      <text:p text:style-name="P2">FDS</text:p>
      <text:p text:style-name="P2"><draw:frame text:anchor-type="paragraph" draw:z-index="0" draw:style-name="gr1" draw:text-style-name="P15" svg:width="2.1567in" svg:height="0.628in" svg:x="3.7484in" svg:y="0.0618in"><draw:text-box><text:p text:style-name="P14"><text:span text:style-name="T3">T: tractserver</text:span></text:p><text:p text:style-name="P14"><text:span text:style-name="T3"/></text:p><text:p text:style-name="P14"><text:span text:style-name="T3"/></text:p></draw:text-box></draw:frame></text:p>
      <text:p text:style-name="P2"><draw:g text:anchor-type="paragraph" draw:z-index="1" draw:style-name="gr2"><draw:custom-shape draw:style-name="gr3" draw:text-style-name="P17" svg:width="0.5122in" svg:height="0.4724in" svg:x="0.8287in" svg:y="0in"><text:p text:style-name="P16"><text:span text:style-name="T3">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7" svg:width="0.4724in" svg:height="0.2768in" svg:x="0.1197in" svg:y="1.0236in"><text:p text:style-name="P16"><text:span text:style-name="T3">C0</text:span></text:p><draw:enhanced-geometry svg:viewBox="0 0 21600 21600" draw:type="rectangle" draw:enhanced-path="M 0 0 L 21600 0 21600 21600 0 21600 0 0 Z N"/></draw:custom-shape><draw:custom-shape draw:style-name="gr5" draw:text-style-name="P17" svg:width="0.4724in" svg:height="0.2768in" svg:x="0.6315in" svg:y="0.6098in"><text:p text:style-name="P16"><text:span text:style-name="T3">T1</text:span></text:p><draw:enhanced-geometry svg:viewBox="0 0 21600 21600" draw:type="rectangle" draw:enhanced-path="M 0 0 L 21600 0 21600 21600 0 21600 0 0 Z N"/></draw:custom-shape><draw:custom-shape draw:style-name="gr5" draw:text-style-name="P17" svg:width="0.4335in" svg:height="0.2768in" svg:x="1.3791in" svg:y="0.6098in"><text:p text:style-name="P16"><text:span text:style-name="T3">T2</text:span></text:p><draw:enhanced-geometry svg:viewBox="0 0 21600 21600" draw:mirror-horizontal="false" draw:mirror-vertical="false" draw:type="rectangle" draw:enhanced-path="M 0 0 L 21600 0 21600 21600 0 21600 0 0 Z N"/></draw:custom-shape><draw:custom-shape draw:style-name="gr5" draw:text-style-name="P18" svg:width="0.5122in" svg:height="0.2768in" svg:x="1.9701in" svg:y="0.6098in"><text:p text:style-name="P16"><text:span text:style-name="T4">T3</text:span></text:p><draw:enhanced-geometry svg:viewBox="0 0 21600 21600" draw:mirror-horizontal="false" draw:mirror-vertical="false" draw:type="rectangle" draw:enhanced-path="M 0 0 L 21600 0 21600 21600 0 21600 0 0 Z N"/></draw:custom-shape><draw:custom-shape draw:style-name="gr4" draw:text-style-name="P17" svg:width="0.5122in" svg:height="0.2768in" svg:x="0.9465in" svg:y="1.0236in"><text:p text:style-name="P16"><text:span text:style-name="T3">C1</text:span></text:p><draw:enhanced-geometry svg:viewBox="0 0 21600 21600" draw:type="rectangle" draw:enhanced-path="M 0 0 L 21600 0 21600 21600 0 21600 0 0 Z N"/></draw:custom-shape><draw:custom-shape draw:style-name="gr4" draw:text-style-name="P17" svg:width="0.4724in" svg:height="0.2362in" svg:x="1.7343in" svg:y="1.0236in"><text:p text:style-name="P16"><text:span text:style-name="T3">C2</text:span></text:p><draw:enhanced-geometry svg:viewBox="0 0 21600 21600" draw:type="rectangle" draw:enhanced-path="M 0 0 L 21600 0 21600 21600 0 21600 0 0 Z N"/></draw:custom-shape><draw:custom-shape draw:style-name="gr5" draw:text-style-name="P17" svg:width="0.4732in" svg:height="0.2768in" svg:x="0.0008in" svg:y="0.6098in"><text:p text:style-name="P16"><text:span text:style-name="T3">T0</text:span></text:p><draw:enhanced-geometry svg:viewBox="0 0 21600 21600" draw:type="rectangle" draw:enhanced-path="M 0 0 L 21600 0 21600 21600 0 21600 0 0 Z N"/></draw:custom-shape><draw:custom-shape draw:style-name="gr3" draw:text-style-name="P17" svg:width="0.513in" svg:height="0.4724in" svg:x="0.828in" svg:y="0in"><text:p text:style-name="P16"><text:span text:style-name="T3">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
      <text:p text:style-name="P2"/>
      <text:p text:style-name="P2"/>
      <text:p text:style-name="P2"/>
      <text:p text:style-name="P2"/>
      <text:p text:style-name="P2"/>
      <text:p text:style-name="P2"/>
      <text:p text:style-name="Standard"/>
      <text:p text:style-name="Standard">Assume that there is a network partition between M and T0. And there is a TLT entry: {7: T0, T1, T3}. M detects a timeout for T0. Then M begins failure-recovery protocol. C0's TLT will be update wheneven C0 does a WriteTract (WriteTract contacts all tractservers in TLT entry) or does ReadTract contacting T1 or T3. </text:p>
      <text:p text:style-name="Standard"/>
      <text:p text:style-name="Standard"><text:s/>Assume C0 begins a WriteTract(7). C0 will ask T0, T1 and T3 to do the write. If any of them has receive the new TLT, WriteTract(7) will fail. Otherwise, WriteTract(7) succeed. So no lost-update problem. </text:p>
      <text:p text:style-name="Standard"/>
      <text:p text:style-name="Standard">Assume C0 begins a ReadTrac(7). For any choice of T0, T1 and T2, the operation will succeed. Whenever, C0 contacts any one of T1 or T2 with a new TLT, the client will ask new TLT from metadata server. </text:p>
      <text:p text:style-name="Standard"/>
      <text:p text:style-name="Standard">Failure-recovery protocol: </text:p>
      <text:p text:style-name="Standard"><text:soft-page-break/>1. Invalidate affected TLT entries by increamenting TLT version. </text:p>
      <text:p text:style-name="Standard">2. Pick random tractserver to fill the empty places in affected TLT entries. </text:p>
      <text:p text:style-name="Standard">3. Send updated TLT entries to affected tractservers which are all tractservers listed in affected TLT entries. </text:p>
      <text:p text:style-name="Standard">4. Wati for ACK from each affected tractserver and give the updated TLT entries when queried by clients. </text:p>
      <text:p text:style-name="Standard">5. The tractservers filling the empty places begin to copy data and serve client requests at the same time. </text:p>
      <text:p text:style-name="Standard"/>
      <text:p text:style-name="Standard">There is not a central commit point. For filled-in tractserver, the commit point is when they receive the new TLT entries. </text:p>
      <text:p text:style-name="Standard"/>
      <text:p text:style-name="Standard">If T4 is used to replace <text:s/>T0 in {7: T0, T1, T3}. The affected tractservers for this TLT entry is T1, T3 and T4. </text:p>
      <text:p text:style-name="Standard"/>
      <text:p text:style-name="Standard">Cluster-growth protocol: </text:p>
      <text:p text:style-name="Standard">1. Give the new assignment to the new tractserver, make the affected TLT entry as “pending”, increment TLT version and tell new tractserver to copy data. </text:p>
      <text:p text:style-name="Standard">2. Send the pending TLT entries to affected tractservers and give them to clients when being queried. </text:p>
      <text:p text:style-name="Standard">3. New tractserver copies data. Clients send WriteTract to both the replaced tractserver and the new tractserver. </text:p>
      <text:p text:style-name="Standard">4. Commit the TLT entries by increment their TLT versions after the copy is finished , change its assignment to new tractserver, and notify the replaced tractserver to discard data. </text:p>
      <text:p text:style-name="Standard"/>
      <text:p text:style-name="Standard">Commit point is 4. If T4 is used to replace <text:s/>T0 in {7: T0, T1, T3}. The affected tractservers for this TLT entry is T0, T1, T3 and T4. </text:p>
      <text:p text:style-name="Standard"/>
      <text:p text:style-name="Standard">Clients are informed of the pending TLT entries and final committed entries through the same mechanism as Failure-recovery protocol. </text:p>
      <text:p text:style-name="Standard"/>
      <text:p text:style-name="P2">MySQL &amp; PostgreSQL</text:p>
      <text:p text:style-name="Standard"/>
      <text:p text:style-name="P2">Summary</text:p>
      <text:p text:style-name="Standard">Metadata server: </text:p>
      <text:p text:style-name="Standard"><text:tab/>one (GFS, Bigtable, FDS, Piccolo)</text:p>
      <text:p text:style-name="Standard"><text:tab/>one controller, several proxies (PNUTS, Spanner)</text:p>
      <text:p text:style-name="Standard"/>
      <text:p text:style-name="Standard">Data server:</text:p>
      <text:p text:style-name="Standard"><text:tab/>one (Bigtable)</text:p>
      <text:p text:style-name="Standard"><text:tab/>one primary, several secondary (GFS)</text:p>
      <text:p text:style-name="Standard"><text:s text:c="2"/></text:p>
      <text:p text:style-name="Standard"/>
      <text:p text:style-name="Standard">Understand data migration protocols in the view of the following points:</text:p>
      <text:list xml:id="list622941878" text:style-name="L7">
        <text:list-item>
          <text:p text:style-name="P11">Concurrency issue: Transactions and 2PC.</text:p>
        </text:list-item>
        <text:list-item>
          <text:p text:style-name="P11">Consistency guaranteed.</text:p>
          <text:p text:style-name="P11"/>
        </text:list-item>
      </text:list>
      <text:p text:style-name="Standard">In Spanner and Piccolo, clients are transparent to the migration protocol. <text:s/>To achieve this, Spanner uses location proxies to insulate clients. Piccolo keep clients involved in the migration. </text:p>
      <text:p text:style-name="Standard"/>
      <text:p text:style-name="P2"><text:soft-page-break/>Handling of Data Missing</text:p>
      <text:p text:style-name="Standard"/>
      <text:p text:style-name="Standard">Data missing means that the data does not exist on the server being accessed. Some systems have the following property. If the data exist in the whole system, the data must exist in the server. It is equivalent to the property that a data miss on a single server means data miss in the whole system. The following systems have this property:</text:p>
      <text:p text:style-name="Standard"/>
      <text:p text:style-name="Standard">- Single server system</text:p>
      <text:p text:style-name="Standard">- The sharding metadata is fixed.</text:p>
      <text:p text:style-name="Standard"/>
      <text:p text:style-name="Standard">For a sharded system where sharding metadata <text:s/>is not fixed, a data miss on a single server does not necessarily means a data miss in the whole system. If clients are involved in sharding changes and always have the newest sharding metadata, the property still holds. Otherwise, to find out whether a data is missed in the whole system, the client needs to retrieve the new sharding metadata and access the new server which the data being requested is sharded to.</text:p>
      <text:p text:style-name="Standard"/>
      <text:p text:style-name="Standard"/>
      <text:p text:style-name="P2">Metadata Distribution</text:p>
      <text:p text:style-name="P2"/>
      <text:p text:style-name="Standard"><text:span text:style-name="T2">Review the metadata distribution on these systems.</text:span></text:p>
      <text:p text:style-name="Standard"/>
      <text:p text:style-name="P2">TODO</text:p>
      <text:list xml:id="list1616559188" text:style-name="L8">
        <text:list-item>
          <text:p text:style-name="P12">Review the data migration by reading the following source code: Piccolo, Hbase, HDFS.</text:p>
        </text:list-item>
        <text:list-item>
          <text:p text:style-name="P12">Read Chandy-Lamport snapshot algorithm.</text:p>
        </text:list-item>
      </text:list>
      <text:p text:style-name="Standard"/>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ng </meta:initial-creator>
    <meta:creation-date>2014-02-18T10:07:19</meta:creation-date>
    <dc:date>2014-02-19T10:50:57</dc:date>
    <dc:creator>jing </dc:creator>
    <meta:editing-duration>PT5H5M21S</meta:editing-duration>
    <meta:editing-cycles>177</meta:editing-cycles>
    <meta:generator>LibreOffice/3.5$Linux_x86 LibreOffice_project/350m1$Build-2</meta:generator>
    <meta:document-statistic meta:table-count="0" meta:image-count="0" meta:object-count="0" meta:page-count="5" meta:paragraph-count="93" meta:word-count="1447" meta:character-count="8718" meta:non-whitespace-character-count="7346"/>
  </office:meta>
</office:document-meta>
</file>